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10_15_20_i_3000" table:style-name="ta1">
        <table:shapes>
          <draw:frame draw:z-index="0" draw:style-name="gr1" draw:text-style-name="P1" svg:width="6.2988in" svg:height="3.5429in" svg:x="5.6047in" svg:y="0.2169in">
            <draw:object draw:notify-on-update-of-ranges="result_10_15_20_i_3000.F2:result_10_15_20_i_3000.F2 result_10_15_20_i_3000.F3:result_10_15_20_i_3000.F24 result_10_15_20_i_3000.G2:result_10_15_20_i_3000.G2 result_10_15_20_i_3000.G3:result_10_15_20_i_3000.G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nbVariables</text:p>
          </table:table-cell>
          <table:table-cell office:value-type="string" calcext:value-type="string">
            <text:p>nbConstraints</text:p>
          </table:table-cell>
          <table:table-cell office:value-type="string" calcext:value-type="string">
            <text:p>nbTuples</text:p>
          </table:table-cell>
          <table:table-cell office:value-type="string" calcext:value-type="string">
            <text:p>nbRes</text:p>
          </table:table-cell>
          <table:table-cell office:value-type="string" calcext:value-type="string">
            <text:p>durete</text:p>
          </table:table-cell>
          <table:table-cell office:value-type="string" calcext:value-type="string">
            <text:p>%ayantaumoins1so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0.9977" calcext:value-type="float">
            <text:p>0.9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822222" calcext:value-type="float">
            <text:p>0.822222</text:p>
          </table:table-cell>
          <table:table-cell office:value-type="float" office:value="0.9863" calcext:value-type="float">
            <text:p>0.9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831111" calcext:value-type="float">
            <text:p>0.831111</text:p>
          </table:table-cell>
          <table:table-cell office:value-type="float" office:value="0.9793" calcext:value-type="float">
            <text:p>0.97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84" calcext:value-type="float">
            <text:p>0.84</text:p>
          </table:table-cell>
          <table:table-cell office:value-type="float" office:value="0.9657" calcext:value-type="float">
            <text:p>0.96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848889" calcext:value-type="float">
            <text:p>0.848889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857778" calcext:value-type="float">
            <text:p>0.857778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8187" calcext:value-type="float">
            <text:p>0.8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884444" calcext:value-type="float">
            <text:p>0.884444</text:p>
          </table:table-cell>
          <table:table-cell office:value-type="float" office:value="0.6463" calcext:value-type="float">
            <text:p>0.646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4937" calcext:value-type="float">
            <text:p>0.49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02222" calcext:value-type="float">
            <text:p>0.902222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911111" calcext:value-type="float">
            <text:p>0.911111</text:p>
          </table:table-cell>
          <table:table-cell office:value-type="float" office:value="0.2443" calcext:value-type="float">
            <text:p>0.2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92" calcext:value-type="float">
            <text:p>0.92</text:p>
          </table:table-cell>
          <table:table-cell office:value-type="float" office:value="0.1437" calcext:value-type="float">
            <text:p>0.14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928889" calcext:value-type="float">
            <text:p>0.928889</text:p>
          </table:table-cell>
          <table:table-cell office:value-type="float" office:value="0.0687" calcext:value-type="float">
            <text:p>0.0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37778" calcext:value-type="float">
            <text:p>0.937778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964444" calcext:value-type="float">
            <text:p>0.96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973333" calcext:value-type="float">
            <text:p>0.97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82222" calcext:value-type="float">
            <text:p>0.98222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_10_15_20_i_3000.A1:result_10_15_20_i_3000.G2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20:32:59.580441726</dc:date>
    <meta:editing-duration>PT7H6M13S</meta:editing-duration>
    <meta:editing-cycles>1</meta:editing-cycles>
    <meta:document-statistic meta:table-count="1" meta:cell-count="168" meta:object-count="1"/>
    <meta:generator>LibreOffice/7.2.2.2$Linux_X86_64 LibreOffice_project/02b2acce88a210515b4a5bb2e46cbfb63fe97d56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3838" draw:fill-color="#ff3838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cm" svg:y="0.316cm" chart:style-name="ch2">
          <text:p>Graphe de transition de phase</text:p>
        </chart:title>
        <chart:subtitle svg:x="6.686cm" svg:y="1.275cm" chart:style-name="ch3">
          <text:p>&lt;2,10,15,10,t&gt;</text:p>
        </chart:subtitle>
        <chart:plot-area chart:style-name="ch4" table:cell-range-address="result_10_15_20_i_3000.F2:result_10_15_20_i_3000.G24" chart:data-source-has-labels="both" svg:x="1.331cm" svg:y="2.138cm" svg:width="14.349cm" svg:height="5.701cm">
          <chart:coordinate-region svg:x="2.058cm" svg:y="2.138cm" svg:width="13.075cm" svg:height="3.979cm"/>
          <chart:axis chart:dimension="x" chart:name="primary-x" chart:style-name="ch5" chartooo:axis-type="auto">
            <chartooo:date-scale/>
            <chart:title svg:x="7.694cm" svg:y="8.019cm" chart:style-name="ch6">
              <text:p>dureté (%)</text:p>
            </chart:title>
            <chart:categories table:cell-range-address="result_10_15_20_i_3000.F3:result_10_15_20_i_3000.F24"/>
          </chart:axis>
          <chart:axis chart:dimension="y" chart:name="primary-y" chart:style-name="ch5">
            <chart:title svg:x="0.451cm" svg:y="7.837cm" chart:style-name="ch7">
              <text:p>% d'instance ayant au moins 1 solution</text:p>
            </chart:title>
            <chart:grid chart:style-name="ch8" chart:class="major"/>
          </chart:axis>
          <chart:series chart:style-name="ch9" chart:values-cell-range-address="result_10_15_20_i_3000.G3:result_10_15_20_i_3000.G24" chart:label-cell-address="result_10_15_20_i_3000.G2:result_10_15_20_i_3000.G2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result_10_15_20_i_3000.G2:result_10_15_20_i_3000.G2</svg:desc>
                </draw:g>
              </table:table-cell>
            </table:table-row>
          </table:table-header-rows>
          <table:table-rows>
            <table:table-row>
              <table:table-cell office:value-type="float" office:value="0.688889">
                <text:p>0.688889</text:p>
                <draw:g>
                  <svg:desc>result_10_15_20_i_3000.F3:result_10_15_20_i_3000.F24</svg:desc>
                </draw:g>
              </table:table-cell>
              <table:table-cell office:value-type="float" office:value="1">
                <text:p>1</text:p>
                <draw:g>
                  <svg:desc>result_10_15_20_i_3000.G3:result_10_15_20_i_3000.G24</svg:desc>
                </draw:g>
              </table:table-cell>
            </table:table-row>
            <table:table-row>
              <table:table-cell office:value-type="float" office:value="0.733333">
                <text:p>0.7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777778">
                <text:p>0.777778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977">
                <text:p>0.9977</text:p>
              </table:table-cell>
            </table:table-row>
            <table:table-row>
              <table:table-cell office:value-type="float" office:value="0.822222">
                <text:p>0.822222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float" office:value="0.831111">
                <text:p>0.831111</text:p>
              </table:table-cell>
              <table:table-cell office:value-type="float" office:value="0.9793">
                <text:p>0.979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9657">
                <text:p>0.9657</text:p>
              </table:table-cell>
            </table:table-row>
            <table:table-row>
              <table:table-cell office:value-type="float" office:value="0.848889">
                <text:p>0.848889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float" office:value="0.857778">
                <text:p>0.857778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0.866667">
                <text:p>0.866667</text:p>
              </table:table-cell>
              <table:table-cell office:value-type="float" office:value="0.8187">
                <text:p>0.8187</text:p>
              </table:table-cell>
            </table:table-row>
            <table:table-row>
              <table:table-cell office:value-type="float" office:value="0.884444">
                <text:p>0.884444</text:p>
              </table:table-cell>
              <table:table-cell office:value-type="float" office:value="0.6463">
                <text:p>0.6463</text:p>
              </table:table-cell>
            </table:table-row>
            <table:table-row>
              <table:table-cell office:value-type="float" office:value="0.893333">
                <text:p>0.893333</text:p>
              </table:table-cell>
              <table:table-cell office:value-type="float" office:value="0.4937">
                <text:p>0.4937</text:p>
              </table:table-cell>
            </table:table-row>
            <table:table-row>
              <table:table-cell office:value-type="float" office:value="0.902222">
                <text:p>0.902222</text:p>
              </table:table-cell>
              <table:table-cell office:value-type="float" office:value="0.3703">
                <text:p>0.3703</text:p>
              </table:table-cell>
            </table:table-row>
            <table:table-row>
              <table:table-cell office:value-type="float" office:value="0.911111">
                <text:p>0.911111</text:p>
              </table:table-cell>
              <table:table-cell office:value-type="float" office:value="0.2443">
                <text:p>0.2443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1437">
                <text:p>0.1437</text:p>
              </table:table-cell>
            </table:table-row>
            <table:table-row>
              <table:table-cell office:value-type="float" office:value="0.928889">
                <text:p>0.928889</text:p>
              </table:table-cell>
              <table:table-cell office:value-type="float" office:value="0.0687">
                <text:p>0.0687</text:p>
              </table:table-cell>
            </table:table-row>
            <table:table-row>
              <table:table-cell office:value-type="float" office:value="0.937778">
                <text:p>0.937778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float" office:value="0.946667">
                <text:p>0.94666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955556">
                <text:p>0.955556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0.964444">
                <text:p>0.96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3333">
                <text:p>0.97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2222">
                <text:p>0.9822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